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aladea" fo:font-size="12pt" fo:font-weight="bold" officeooo:paragraph-rsid="00066a61" style:font-size-asian="12pt" style:font-size-complex="12pt"/>
    </style:style>
    <style:style style:name="P2" style:family="paragraph" style:parent-style-name="Standard">
      <style:text-properties fo:color="#43c330" style:font-name="Caladea" fo:font-size="12pt" fo:font-weight="bold" officeooo:paragraph-rsid="00066a61" style:font-size-asian="12pt" style:font-size-complex="12pt"/>
    </style:style>
    <style:style style:name="P3" style:family="paragraph" style:parent-style-name="Title">
      <style:text-properties fo:font-size="24pt" style:font-size-asian="24pt" style:font-size-complex="24pt"/>
    </style:style>
    <style:style style:name="T1" style:family="text">
      <style:text-properties fo:color="#4285f4" style:font-name="sans-serif" fo:font-size="7.19999980926514pt" fo:font-weight="bold"/>
    </style:style>
    <style:style style:name="T2" style:family="text">
      <style:text-properties fo:color="#4285f4" fo:font-size="7.19999980926514pt" fo:font-weight="bold"/>
    </style:style>
    <style:style style:name="T3" style:family="text">
      <style:text-properties fo:color="#4285f4" style:font-name="Caladea" fo:font-size="7.19999980926514pt" fo:font-weight="bold"/>
    </style:style>
    <style:style style:name="T4" style:family="text">
      <style:text-properties fo:color="#4285f4" style:font-name="Caladea" fo:font-weight="bold"/>
    </style:style>
    <style:style style:name="T5" style:family="text">
      <style:text-properties fo:color="#4285f4" style:font-name="Caladea" fo:font-size="12pt" fo:font-weight="bold" style:font-size-asian="12pt" style:font-size-complex="12pt"/>
    </style:style>
    <style:style style:name="T6" style:family="text">
      <style:text-properties style:font-name="sans-serif" fo:font-size="7.19999980926514pt" fo:font-weight="bold"/>
    </style:style>
    <style:style style:name="T7" style:family="text">
      <style:text-properties fo:font-size="7.19999980926514pt" fo:font-weight="bold"/>
    </style:style>
    <style:style style:name="T8" style:family="text">
      <style:text-properties style:font-name="Caladea" fo:font-size="7.19999980926514pt" fo:font-weight="bold"/>
    </style:style>
    <style:style style:name="T9" style:family="text">
      <style:text-properties style:font-name="Caladea" fo:font-weight="bold"/>
    </style:style>
    <style:style style:name="T10" style:family="text">
      <style:text-properties style:font-name="Caladea" fo:font-size="12pt" fo:font-weight="bold" style:font-size-asian="12pt" style:font-size-complex="12pt"/>
    </style:style>
    <style:style style:name="T11" style:family="text">
      <style:text-properties officeooo:rsid="00066a61"/>
    </style:style>
    <style:style style:name="T12" style:family="text">
      <style:text-properties fo:font-size="24pt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s from Vladimir’s interview</text:p>
      <text:p text:style-name="P1"/>
      <text:p text:style-name="P2">01. Write a regular expression to determine if a line starts with the letter 'T' or 'f' and ends with any single digit</text:p>
      <text:p text:style-name="Standard"><text:span text:style-name="T10"><text:line-break/>02. What is the difference between a 'hard link' and a 'symbolic link'?<text:line-break/><text:line-break/>03. How would you store the 'stderr' output of a command into a file?<text:line-break/><text:line-break/>04. What command would you use to?<text:line-break/>    - find out what system calls a process is using<text:line-break/>    - kill all processes owned by a user<text:line-break/>    - find a file in a directory that was last accessed exactly 4 days ago<text:line-break/>    - list all the listening ports on a machine<text:line-break/>    - show process and their parents in a hierarchical way<text:line-break/><text:line-break/>05. What are these commands doing?<text:line-break/>    - 'ssh host-a cat b.tgz | ssh host-b tar zxf /dev/stdin -C /var/www/b/'<text:line-break/>    - 'tail -f /var/log/messages | grep -v nagios'<text:line-break/>    - 'mkfs.ext4 /dev/sdf3'<text:line-break/>    - 'mount -a'<text:line-break/><text:line-break/>06. If you were make your own 'ps' command what directory would you use to source the needed information?<text:line-break/><text:line-break/>07. Why do you want to avoid swapping, and how can you tell when you're actively using swap space?<text:line-break/><text:line-break/>08. What information will the 'stat' command give you about a file?<text:line-break/><text:line-break/>09. What are the three phases of a 'TCP three-way handshake'?<text:line-break/><text:line-break/>10. What is the most important difference between TCP and UDP?<text:line-break/><text:line-break/>11. When you type </text:span><text:a xlink:type="simple" xlink:href="http://google.com/" text:style-name="Internet_20_link" text:visited-style-name="Visited_20_Internet_20_Link"><text:span text:style-name="T5">google.com</text:span></text:a><text:span text:style-name="T10"> into your web browser, what happens?<text:line-break/><text:line-break/>12. Do you consider 7 to be a high load average?<text:line-break/><text:line-break/>13. What is a 'MX' record in 'DNS'?<text:line-break/><text:line-break/>14. Are authorization and authentication different? If yes, how?<text:line-break/><text:line-break/>15. What is 'AWS IAM'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06:00:23.309321714</meta:creation-date>
    <dc:date>2019-03-24T06:06:55.629841204</dc:date>
    <meta:editing-duration>PT6M32S</meta:editing-duration>
    <meta:editing-cycles>2</meta:editing-cycles>
    <meta:generator>LibreOffice/5.4.4.2$Linux_X86_64 LibreOffice_project/40$Build-2</meta:generator>
    <meta:document-statistic meta:table-count="0" meta:image-count="0" meta:object-count="0" meta:page-count="1" meta:paragraph-count="3" meta:word-count="262" meta:character-count="1462" meta:non-whitespace-character-count="1153"/>
  </office:meta>
</office:document-meta>
</file>